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 style:list-style-name="L1">
      <style:paragraph-properties fo:text-align="justify" style:justify-single-word="false"/>
      <style:text-properties officeooo:rsid="0003ac9d" officeooo:paragraph-rsid="0003ac9d"/>
    </style:style>
    <style:style style:name="T1" style:family="text">
      <style:text-properties officeooo:rsid="0000377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3ac9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Fundamentos de Projeto e Análise de algoritmos </text:span><text:s/>– 03/08/2022</text:p>
      <text:p text:style-name="Standard"/>
      <text:p text:style-name="Standard"/>
      <text:p text:style-name="P2">- <text:span text:style-name="T3">Fundamentos de Projetos e Análise de Algoritmos</text:span><text:span text:style-name="T2"> </text:span><text:span text:style-name="T3">(FPAA):</text:span></text:p>
      <text:list xml:id="list299862261" text:style-name="L1">
        <text:list-item>
          <text:p text:style-name="P3">Forte ligação com matemática discreta e algoritmos</text:p>
        </text:list-item>
        <text:list-item>
          <text:p text:style-name="P3">aspecto prático na implementação de algoritmos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5T08:33:33.124557572</meta:creation-date>
    <dc:date>2022-08-12T08:36:08.471463403</dc:date>
    <meta:editing-duration>PT1H31M39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4" meta:word-count="32" meta:character-count="215" meta:non-whitespace-character-count="187"/>
  </office:meta>
</office:document-meta>
</file>